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Black" svg:font-family="'Arial Black'"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ntents_20_1">
      <style:paragraph-properties fo:margin-left="0cm" fo:margin-right="0cm" fo:margin-top="0.499cm" fo:margin-bottom="0.499cm" style:contextual-spacing="false" fo:line-height="200%" fo:text-indent="0cm" style:auto-text-indent="false"/>
      <style:text-properties officeooo:paragraph-rsid="001922c6"/>
    </style:style>
    <style:style style:name="P2"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fo:font-size="12pt" officeooo:paragraph-rsid="001922c6" style:font-size-asian="12pt" style:font-size-complex="12pt"/>
    </style:style>
    <style:style style:name="T1" style:family="text">
      <style:text-properties style:font-name="Times New Roman" fo:font-weight="normal" officeooo:rsid="00219d3e" style:font-weight-asian="normal" style:font-weight-complex="normal"/>
    </style:style>
    <style:style style:name="T2" style:family="text">
      <style:text-properties style:font-name="Times New Roman" fo:font-weight="normal" officeooo:rsid="001922c6" style:font-weight-asian="normal" style:font-weight-complex="normal"/>
    </style:style>
    <style:style style:name="T3" style:family="text">
      <style:text-properties style:font-name="Times New Roman" fo:font-weight="normal" officeooo:rsid="00195f33"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d721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6. </text:span><text:span text:style-name="T4">Conclusion</text:span></text:p>
      <text:p text:style-name="P2"><text:span text:style-name="T1">Pour conclure nous avons fait un bref historique des différents périphériques et support d'information qui existaient et existe encore en ce qui à trait au stockage d'information. </text:span><text:span text:style-name="T2">Nous avons passez de la carte et du ruban perforé au disque dure, du disque dure à la clé usb, et maintenant nous transiton vers</text:span><text:span text:style-name="T1"> « cloud computing » Est-ce réellement une bonne chose? Nous avons démontré que ce n'était pas une question à une seule réponse aussi simple à répondre que l'on croit </text:span><text:span text:style-name="T3">parce que dans l'univers informatique tout evolue si rapidement qu'on a peine le temps de s'adapter a une technologie ou une version x d'un logiciel que maximum 2 ans plus tard il en sort une nouvelle pour la remplacer. C'est parfois une question d'opinion et de préférence et même pour certain une question de confortabilité à travailler avec leur vieux logiciel. Somme tout nous en somme venu a prendre positions sur le oui malgré</text:span><text:span text:style-name="T2"> plusieur</text:span><text:span text:style-name="T3">s</text:span><text:span text:style-name="T2"> déssaccord en raison de certain désavantge éminent. </text:span><text:span text:style-name="T3">Comme par exemple certain jeux sont sur des cd ou bluray seulement et il est difficiles de les avoir en copie légal sur une clée usb. La sécurité des serveurs sur internet ou l'on stock nos données est parfois mise à rude épreuve et même que regrouper l'information tout à la meme place sur le net donne une plus grande portabilité sur l'acces à ses informations. Par contre pour d'autre raison comme le SSD nous amène une fluidité et une rapidité innestimable qui est beaucoup plus pratique. Pour le gain d'espace à la maison, c'Est-a-dire puisque tout est stocker sur le net, nous avons plus besoin de cd ou de disque dure énorme. Enfin, on se dirige vers ça, mais c'est bcp moins encombrant et deplus bcp moins d'entretiens car les maitre du serveur vont s'occuper eu meme des mise a jours.</text:span><text:span text:style-name="T1"> </text:span><text:span text:style-name="T2">La technologie évolue si vite qu'il en est souvent juste une question d'adaptation et nous devons faire preuve d'ouverture pour pour développer constamment des applications toujours plus axé sur le coté pratique. Parfois la formation que ca requiert nous met certain boulet dans les pattes, mais nous devons suivre les générations pour être au goût du jours et répondre au besoin nouveau. La mobilité, l'estétique et un cout minime sont souvent les </text:span><text:soft-page-break/><text:span text:style-name="T2">principaux criteres qui dicte l'avenir des nouvelles technologie.</text:span><text:span text:style-name="T1"> Par ailleur, </text:span><text:span text:style-name="T2">cette recherches nous as permis de constater que les avantage et les désavantage de l'évolution des technologies nous amènes a se poser d'autre question similaire. Par exemple,</text:span><text:span text:style-name="T1"> <text:s/>la miniaturisation des appareils est-elle si nécéssaire? </text:span><text:span text:style-name="T2">Est-ce une question pratique ou simplement un goût généralisé par la société. On a tellement de difficulté à pitonné sur les nouveau Iphone, les touche sont miniscule. Les nouvelle clé usb sont aussi mince qu'un morceau de carton, les souris et clavier sans fil sont bcp plus petit. Sur certain on enleve meme le numpad. Et d'autre touche pratique. Ce qui a de plus aberant c'est que dernierement Apple vient de sortir un nouveau Iphone avec un écran juste un peu plus gros. Peut-être se posait-il la meme question. </text:span><text:span text:style-name="T1">Il existe déjà une montre micro-ordinateur. Est-ce que l'évolution de nos technologie est en train de nous dépasser?</text:span><text:span text:style-name="T2"> Dans tout les cas, l</text:span><text:span text:style-name="T1">es </text:span><text:span text:style-name="T2">périphérique et support d'inforamation</text:span><text:span text:style-name="T1"> abborder dans cette recherche tente à etre plus discrete et plus pratique. </text:span><text:span text:style-name="T2">On peu donc se poser la question, est-ce que la miniaturisation est néccéssaire?</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 Black" svg:font-family="'Arial Black'"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shadow="none">
        <style:tab-stops>
          <style:tab-stop style:position="17.59cm" style:type="right" style:leader-style="dotted" style:leader-text="."/>
        </style:tab-stops>
      </style:paragraph-properties>
      <style:text-properties style:font-name="Arial Black" fo:font-size="12pt"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5-07T22:51:29</meta:creation-date>
    <dc:date>2013-05-07T23:20:36</dc:date>
    <dc:creator>Dada </dc:creator>
    <meta:editing-duration>PT28M38S</meta:editing-duration>
    <meta:editing-cycles>2</meta:editing-cycles>
    <meta:generator>LibreOffice/3.6$Linux_x86 LibreOffice_project/360m1$Build-2</meta:generator>
    <meta:document-statistic meta:table-count="0" meta:image-count="0" meta:object-count="0" meta:page-count="2" meta:paragraph-count="2" meta:word-count="564" meta:character-count="3391" meta:non-whitespace-character-count="2827"/>
  </office:meta>
</office:document-meta>
</file>